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3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Emanuel Cohe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2, 1894</text:p>
      <text:p text:style-name="P4">Month<text:tab/><text:tab/><text:tab/><text:tab/><text:tab/><text:tab/>March</text:p>
      <text:p text:style-name="P4">Year<text:tab/><text:tab/><text:tab/><text:tab/><text:tab/><text:tab/>1894</text:p>
      <text:p text:style-name="P4">Hebrew Date<text:tab/><text:tab/><text:tab/><text:tab/><text:tab/></text:p>
      <text:p text:style-name="P4">Undated</text:p>
      <text:p text:style-name="P4">City<text:tab/><text:tab/><text:tab/><text:tab/><text:tab/><text:tab/>Minneapolis</text:p>
      <text:p text:style-name="P4">State<text:tab/><text:tab/><text:tab/><text:tab/><text:tab/><text:tab/>MN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4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Minneapolis/</text:p>
      <text:p text:style-name="P2">Mch 2d 1894/</text:p>
      <text:p text:style-name="P2">My dear Mr Morais,/</text:p>
      <text:p text:style-name="P2"><text:tab/>I have received the/ codicil &amp; the note and have placed/ them with the rest of your papers./ <text:s/>I shall not attempt to force Leon to/ pay the interest, but shall be glad/ if he pays it voluntarily./</text:p>
      <text:p text:style-name="P2"><text:tab/>I thank you for the letters,/ both those that you have already/ sent &amp; those to come. <text:s/>I have re-/ceived a member from Dr. Gross/ and think that Dr Hoegh and I/ will not lack the opportunity of/</text:p>
      <text:p text:style-name="P2"/>
      <text:p text:style-name="P2">[Page 2]</text:p>
      <text:p text:style-name="P2">social engagements in the cities we/ visit./</text:p>
      <text:p text:style-name="P2"><text:tab/>I am sorry since you wish it/ that Nina does not go with me./ <text:s/>We have gone over the situation/ carefully and it seemed to us/ that it would not be feasible/ for us both to go, now; while on the/ other hand in view of the com-/panionship of Dr Hoegh, it was/ desirable for me to go with him,/ particularly <text:soft-page-break/>since the current time/ of the year is the one in which/ I can best leave my business./</text:p>
      <text:p text:style-name="P2"><text:tab/>The 10th of March is Saturday./</text:p>
      <text:p text:style-name="P2"/>
      <text:p text:style-name="P2">[Page 3]</text:p>
      <text:p text:style-name="P2">I shall not be in New York before Friday morning. <text:s/>I/ have been trying to make my arrangements so that I/ could visit Philadelphia, but I find that im-/possible. <text:s/>I shall spend half a day at Scranton, but/ cannot make any connection that will enable me to/ go to Philadelphia. <text:s/>While I should be very glad/ indeed to have you bid me goodbye <text:span text:style-name="T2">and</text:span> I think/ in view of the day of sailing and the difficulty of/ fixing any definite meeting place on Friday in N. Y./</text:p>
      <text:p text:style-name="P2"/>
      <text:p text:style-name="P2">[Page 4]</text:p>
      <text:p text:style-name="P2">that it would not be advisable for/ you to come to New York. <text:s/>I shall/ no doubt see you and the rest of/ the family on my return. <text:s/>You will/ understand without my saying it,/ that I appreciate very much/ your &amp; Esther's desire to bid me fare-/well. <text:s/>It is a regret to me that I must/ be deprived of the pleasure./</text:p>
      <text:p text:style-name="P2"><text:tab/>While I am absent, I have made ar-/rangements to supply Nina such funds as/ she wishes. <text:s/>She may however need some/ money unexpectedly. <text:s/>Will you kindly keep/ Nina in funds if she requires them. <text:s/>I know/ that I need not ask this, because you/ will do it without my asking./</text:p>
      <text:p text:style-name="P2"><text:tab/>With kind remembrances to Esther, Miriam/ &amp; the family in general I am/ yours as ever/ Emanue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5:43:11.34</meta:creation-date>
    <meta:document-statistic meta:table-count="0" meta:image-count="0" meta:object-count="0" meta:page-count="3" meta:paragraph-count="76" meta:word-count="564" meta:character-count="3340"/>
    <dc:date>2011-12-20T15:51:06.53</dc:date>
    <dc:creator>Penn Libraries</dc:creator>
    <meta:editing-duration>PT00H07M55S</meta:editing-duration>
    <meta:editing-cycles>1</meta:editing-cycles>
    <meta:generator>OpenOffice.org/3.2$Win32 OpenOffice.org_project/320m12$Build-9483</meta:generator>
  </office:meta>
</office:document-meta>
</file>